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swald" svg:font-family="Oswald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0798in"/>
    </style:style>
    <style:style style:name="T2" style:parent-style-name="DefaultParagraphFont" style:family="text">
      <style:text-properties style:font-name="Oswald" fo:color="#418BCA" fo:font-size="24pt" style:font-size-asian="24pt" style:font-size-complex="24pt" style:language-asian="en" style:country-asian="US" style:language-complex="ar" style:country-complex="SA"/>
    </style:style>
    <style:style style:name="T3" style:parent-style-name="DefaultParagraphFont" style:family="text">
      <style:text-properties style:font-name="Oswald" fo:color="#418BCA" fo:font-size="24pt" style:font-size-asian="24pt" style:font-size-complex="24pt" style:language-asian="en" style:country-asian="US" style:language-complex="ar" style:country-complex="SA"/>
    </style:style>
    <style:style style:name="T4" style:parent-style-name="DefaultParagraphFont" style:family="text">
      <style:text-properties style:font-name="Oswald" fo:color="#418BCA" fo:font-size="24pt" style:font-size-asian="24pt" style:font-size-complex="24pt" style:language-asian="en" style:country-asian="US" style:language-complex="ar" style:country-complex="SA"/>
    </style:style>
    <style:style style:name="T5" style:parent-style-name="DefaultParagraphFont" style:family="text">
      <style:text-properties style:font-name="Arial" fo:font-size="10pt" style:font-size-asian="10pt" style:font-size-complex="10pt"/>
    </style:style>
    <style:style style:name="T6" style:parent-style-name="DefaultParagraphFont" style:family="text">
      <style:text-properties style:font-name="Arial" fo:font-size="10pt" style:font-size-asian="10pt" style:font-size-complex="10pt"/>
    </style:style>
    <style:style style:name="T7" style:parent-style-name="DefaultParagraphFont" style:family="text">
      <style:text-properties style:font-name="Arial" fo:font-size="10pt" style:font-size-asian="10pt" style:font-size-complex="10pt"/>
    </style:style>
    <style:style style:name="T8" style:parent-style-name="DefaultParagraphFont" style:family="text">
      <style:text-properties style:font-name="Oswald" fo:color="#000000" fo:font-size="24pt" style:font-size-asian="24pt" style:font-size-complex="24pt"/>
    </style:style>
    <style:style style:name="P9" style:parent-style-name="Standard" style:family="paragraph">
      <style:paragraph-properties fo:margin-bottom="0.0798in"/>
    </style:style>
    <style:style style:name="T10" style:parent-style-name="DefaultParagraphFont" style:family="text">
      <style:text-properties style:font-name="Oswald" fo:color="#418BCA" fo:font-size="16pt" style:font-size-asian="16pt" style:font-size-complex="16pt" style:language-asian="en" style:country-asian="US" style:language-complex="ar" style:country-complex="SA"/>
    </style:style>
    <style:style style:name="T11" style:parent-style-name="DefaultParagraphFont" style:family="text">
      <style:text-properties style:font-name="Oswald" fo:color="#418BCA" fo:font-size="16pt" style:font-size-asian="16pt" style:font-size-complex="16pt"/>
    </style:style>
    <style:style style:name="P12" style:parent-style-name="Standard" style:family="paragraph">
      <style:paragraph-properties fo:text-align="center" fo:margin-bottom="0.0798in"/>
      <style:text-properties style:font-name="Oswald" fo:color="#418BCA" fo:font-size="10.5pt" style:font-size-asian="10.5pt" style:font-size-complex="10.5pt"/>
    </style:style>
    <style:style style:name="P13" style:parent-style-name="Standard" style:family="paragraph">
      <style:paragraph-properties fo:margin-bottom="0.0798in"/>
      <style:text-properties style:font-name="Oswald" fo:color="#000000" fo:font-size="18pt" style:font-size-asian="18pt" style:font-size-complex="18pt"/>
    </style:style>
    <style:style style:name="P14" style:parent-style-name="Standard" style:family="paragraph">
      <style:paragraph-properties fo:margin-bottom="0.0798in"/>
    </style:style>
    <style:style style:name="T15" style:parent-style-name="DefaultParagraphFont" style:family="text">
      <style:text-properties style:font-name="Arial" fo:color="#3098CB" fo:font-size="13pt" style:font-size-asian="13pt" style:font-size-complex="13pt" style:language-asian="en" style:country-asian="US" style:language-complex="ar" style:country-complex="SA"/>
    </style:style>
    <style:style style:name="P16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17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18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19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0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1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2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3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4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25" style:parent-style-name="Standard" style:family="paragraph">
      <style:paragraph-properties fo:margin-bottom="0.1201in"/>
    </style:style>
    <style:style style:name="T26" style:parent-style-name="DefaultParagraphFont" style:family="text">
      <style:text-properties style:font-name="Oswald" fo:color="#000000" fo:font-size="18pt" style:font-size-asian="18pt" style:font-size-complex="18pt"/>
    </style:style>
    <style:style style:name="P27" style:parent-style-name="Standard" style:family="paragraph">
      <style:paragraph-properties fo:margin-bottom="0.1201in"/>
    </style:style>
    <style:style style:name="T28" style:parent-style-name="DefaultParagraphFont" style:family="text">
      <style:text-properties style:font-name="Oswald" fo:color="#000000" fo:font-size="13pt" style:font-size-asian="13pt" style:font-size-complex="13pt" style:language-asian="en" style:country-asian="US" style:language-complex="ar" style:country-complex="SA"/>
    </style:style>
    <style:style style:name="P29" style:parent-style-name="Standard" style:family="paragraph">
      <style:paragraph-properties fo:margin-bottom="0.1201in" fo:margin-right="-4.25in"/>
    </style:style>
    <style:style style:name="T30" style:parent-style-name="DefaultParagraphFont" style:family="text">
      <style:text-properties style:font-name="Arial" fo:color="#000000" fo:font-size="10pt" style:font-size-asian="10pt" style:font-size-complex="10pt" style:language-asian="en" style:country-asian="US" style:language-complex="ar" style:country-complex="SA"/>
    </style:style>
    <style:style style:name="T31" style:parent-style-name="DefaultParagraphFont" style:family="text">
      <style:text-properties style:font-name="Oswald" fo:color="#418BCA"/>
    </style:style>
    <style:style style:name="T32" style:parent-style-name="DefaultParagraphFont" style:family="text">
      <style:text-properties style:font-name="Arial" fo:font-style="italic" style:font-style-asian="italic" style:font-style-complex="italic" fo:color="#000000" fo:font-size="10pt" style:font-size-asian="10pt" style:font-size-complex="10pt"/>
    </style:style>
    <style:style style:name="P33" style:parent-style-name="Standard" style:family="paragraph">
      <style:paragraph-properties fo:margin-bottom="0.1201in" fo:margin-right="-4.25in"/>
      <style:text-properties style:font-name="Arial" style:font-style-complex="italic" fo:color="#000000" fo:font-size="11pt" style:font-size-asian="11pt" style:font-size-complex="11pt"/>
    </style:style>
    <style:style style:name="P34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5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6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7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8" style:parent-style-name="Standard" style:family="paragraph">
      <style:paragraph-properties fo:margin-bottom="0.1201in" fo:margin-right="-4.25in"/>
      <style:text-properties style:font-name="Arial" style:font-style-complex="italic" fo:color="#000000" fo:font-size="10pt" style:font-size-asian="10pt" style:font-size-complex="10pt"/>
    </style:style>
    <style:style style:name="P39" style:parent-style-name="Standard" style:family="paragraph">
      <style:paragraph-properties fo:margin-bottom="0.1201in" fo:margin-right="-4.25in"/>
      <style:text-properties style:font-name="Arial" style:font-name-complex="Arial" fo:font-size="10pt" style:font-size-asian="10pt" style:font-size-complex="10pt"/>
    </style:style>
    <style:style style:name="P40" style:parent-style-name="Standard" style:family="paragraph">
      <style:paragraph-properties fo:margin-bottom="0.1201in" fo:margin-right="-4.25in"/>
      <style:text-properties style:font-name="Arial" style:font-name-complex="Arial" fo:font-size="10pt" style:font-size-asian="10pt" style:font-size-complex="10pt"/>
    </style:style>
    <style:style style:name="P41" style:parent-style-name="Standard" style:family="paragraph">
      <style:paragraph-properties fo:margin-bottom="0.1201in" fo:margin-right="-4.25in"/>
      <style:text-properties style:font-name="Arial" style:font-name-complex="Arial" fo:font-size="10pt" style:font-size-asian="10pt" style:font-size-complex="10pt"/>
    </style:style>
    <style:style style:name="P42" style:parent-style-name="Standard" style:family="paragraph">
      <style:paragraph-properties fo:margin-bottom="0.1201in"/>
    </style:style>
    <style:style style:name="T43" style:parent-style-name="DefaultParagraphFont" style:family="text">
      <style:text-properties style:font-name="Oswald" fo:color="#418BCA"/>
    </style:style>
    <style:style style:name="T44" style:parent-style-name="DefaultParagraphFont" style:family="text">
      <style:text-properties style:font-name="Arial" fo:font-style="italic" style:font-style-asian="italic" style:font-style-complex="italic" fo:color="#000000" fo:font-size="10pt" style:font-size-asian="10pt" style:font-size-complex="10pt"/>
    </style:style>
    <style:style style:name="T45" style:parent-style-name="DefaultParagraphFont" style:family="text">
      <style:text-properties style:font-name="Arial" fo:color="#000000" fo:font-size="11pt" style:font-size-asian="11pt" style:font-size-complex="11pt" style:language-asian="en" style:country-asian="US" style:language-complex="ar" style:country-complex="SA"/>
    </style:style>
    <style:style style:name="T4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47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8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49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50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51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52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53" style:parent-style-name="Standard" style:family="paragraph">
      <style:paragraph-properties fo:margin-bottom="0.1201in"/>
      <style:text-properties style:font-name="Oswald" fo:color="#000000" fo:font-size="18pt" style:font-size-asian="18pt" style:font-size-complex="18pt"/>
    </style:style>
    <style:style style:name="P54" style:parent-style-name="Standard" style:family="paragraph">
      <style:paragraph-properties fo:text-align="center" fo:margin-bottom="0.1201in"/>
    </style:style>
    <style:style style:name="T55" style:parent-style-name="DefaultParagraphFont" style:family="text">
      <style:text-properties style:font-name="Arial" fo:color="#000000" style:language-asian="en" style:country-asian="US" style:language-complex="ar" style:country-complex="SA"/>
    </style:style>
    <style:style style:name="P56" style:parent-style-name="Standard" style:family="paragraph">
      <style:paragraph-properties fo:margin-bottom="0.1201in"/>
    </style:style>
    <style:style style:name="T57" style:parent-style-name="DefaultParagraphFont" style:family="text">
      <style:text-properties style:font-name="Oswald" fo:color="#418BCA"/>
    </style:style>
    <style:style style:name="T58" style:parent-style-name="DefaultParagraphFont" style:family="text">
      <style:text-properties style:font-name="Oswald" fo:font-style="italic" style:font-style-asian="italic" style:font-style-complex="italic" fo:color="#418BCA"/>
    </style:style>
    <style:style style:name="T59" style:parent-style-name="DefaultParagraphFont" style:family="text">
      <style:text-properties style:font-name="Arial" fo:font-style="italic" style:font-style-asian="italic" style:font-style-complex="italic" fo:color="#000000" fo:font-size="10pt" style:font-size-asian="10pt" style:font-size-complex="10pt"/>
    </style:style>
    <style:style style:name="T60" style:parent-style-name="DefaultParagraphFont" style:family="text">
      <style:text-properties style:font-name="Arial" fo:color="#000000" fo:font-size="10pt" style:font-size-asian="10pt" style:font-size-complex="10pt"/>
    </style:style>
    <style:style style:name="T61" style:parent-style-name="DefaultParagraphFont" style:family="text">
      <style:text-properties style:font-name="Arial" fo:color="#000000" fo:font-size="10pt" style:font-size-asian="10pt" style:font-size-complex="10pt" style:language-asian="en" style:country-asian="US" style:language-complex="ar" style:country-complex="SA"/>
    </style:style>
    <style:style style:name="P62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63" style:parent-style-name="Standard" style:family="paragraph">
      <style:paragraph-properties fo:margin-bottom="0.1201in"/>
    </style:style>
    <style:style style:name="T64" style:parent-style-name="DefaultParagraphFont" style:family="text">
      <style:text-properties style:font-name="Arial" fo:color="#000000"/>
    </style:style>
    <style:style style:name="T65" style:parent-style-name="DefaultParagraphFont" style:family="text">
      <style:text-properties style:font-name="Arial" fo:color="#000000" fo:font-size="10pt" style:font-size-asian="10pt" style:font-size-complex="10pt"/>
    </style:style>
    <style:style style:name="T66" style:parent-style-name="DefaultParagraphFont" style:family="text">
      <style:text-properties style:font-name="Arial" fo:color="#000000" fo:font-size="10pt" style:font-size-asian="10pt" style:font-size-complex="10pt"/>
    </style:style>
    <style:style style:name="P67" style:parent-style-name="Standard" style:family="paragraph">
      <style:paragraph-properties fo:margin-bottom="0.1201in"/>
    </style:style>
    <style:style style:name="T68" style:parent-style-name="DefaultParagraphFont" style:family="text">
      <style:text-properties style:font-name="Arial" fo:color="#000000" fo:font-size="10pt" style:font-size-asian="10pt" style:font-size-complex="10pt"/>
    </style:style>
    <style:style style:name="P69" style:parent-style-name="Standard" style:family="paragraph">
      <style:text-properties style:font-name="Arial" fo:color="#000000" fo:font-size="10pt" style:font-size-asian="10pt" style:font-size-complex="10pt"/>
    </style:style>
    <style:style style:name="P70" style:parent-style-name="Standard" style:family="paragraph">
      <style:paragraph-properties fo:margin-bottom="0.1201in"/>
      <style:text-properties style:font-name="Arial" fo:color="#000000" fo:font-size="11pt" style:font-size-asian="11pt" style:font-size-complex="11pt"/>
    </style:style>
    <style:style style:name="P71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2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3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4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5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6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7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8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79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0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1" style:parent-style-name="Standard" style:family="paragraph">
      <style:paragraph-properties fo:margin-bottom="0.1201in"/>
      <style:text-properties style:font-name="Oswald" fo:color="#000000" fo:font-size="18pt" style:font-size-asian="18pt" style:font-size-complex="18pt"/>
    </style:style>
    <style:style style:name="P82" style:parent-style-name="Standard" style:family="paragraph">
      <style:paragraph-properties fo:margin-bottom="0.1201in"/>
    </style:style>
    <style:style style:name="T83" style:parent-style-name="DefaultParagraphFont" style:family="text">
      <style:text-properties style:font-name="Oswald" fo:color="#000000" fo:font-size="13pt" style:font-size-asian="13pt" style:font-size-complex="13pt" style:language-asian="en" style:country-asian="US" style:language-complex="ar" style:country-complex="SA"/>
    </style:style>
    <style:style style:name="P84" style:parent-style-name="Standard" style:family="paragraph">
      <style:paragraph-properties fo:margin-bottom="0.1201in"/>
      <style:text-properties style:font-name="Oswald" fo:color="#418BCA"/>
    </style:style>
    <style:style style:name="P85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6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7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8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89" style:parent-style-name="Standard" style:family="paragraph">
      <style:paragraph-properties fo:margin-bottom="0.1201in">
        <style:tab-stops>
          <style:tab-stop style:type="left" style:position="6.3958in"/>
        </style:tab-stops>
      </style:paragraph-properties>
      <style:text-properties style:font-name="Arial" fo:color="#000000" fo:font-size="10pt" style:font-size-asian="10pt" style:font-size-complex="10pt"/>
    </style:style>
    <style:style style:name="P90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91" style:parent-style-name="Standard" style:family="paragraph">
      <style:paragraph-properties fo:margin-bottom="0.1201in"/>
    </style:style>
    <style:style style:name="T92" style:parent-style-name="DefaultParagraphFont" style:family="text">
      <style:text-properties style:font-name="Oswald" fo:color="#418BCA"/>
    </style:style>
    <style:style style:name="P93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94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95" style:parent-style-name="Standard" style:family="paragraph">
      <style:paragraph-properties fo:margin-bottom="0.1201in"/>
      <style:text-properties style:font-name="Arial" fo:color="#000000" fo:font-size="10pt" style:font-size-asian="10pt" style:font-size-complex="10pt"/>
    </style:style>
    <style:style style:name="P96" style:parent-style-name="Standard" style:family="paragraph">
      <style:paragraph-properties fo:margin-bottom="0.1201in"/>
    </style:style>
    <style:style style:family="graphic" style:name="a6">
      <style:graphic-properties style:wrap="run-through" style:run-through="foreground" draw:fill="none" draw:stroke="solid" svg:stroke-width="0.0098in" svg:stroke-color="#999999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98in" svg:stroke-color="#9999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201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1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098in" svg:stroke-color="#9999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1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1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phics2" text:anchor-type="paragraph" svg:x="5.10486in" svg:y="0.44167in" svg:width="0.22153in" svg:height="0.21667in" style:rel-width="scale" style:rel-height="scale"><draw:image xlink:href="media/image1.jpeg" xlink:type="simple" xlink:show="embed" xlink:actuate="onLoad"/><svg:title/><svg:desc/></draw:frame></text:span><text:span text:style-name="T3"><draw:frame draw:z-index="251659264" draw:style-name="a1" draw:name="graphics1" text:anchor-type="paragraph" svg:x="5.10486in" svg:y="0.11875in" svg:width="0.22361in" svg:height="0.18472in" style:rel-width="scale" style:rel-height="scale"><draw:image xlink:href="media/image2.jpeg" xlink:type="simple" xlink:show="embed" xlink:actuate="onLoad"/><svg:title/><svg:desc/></draw:frame></text:span><text:span text:style-name="T4"><draw:frame draw:z-index="3" draw:id="id0" draw:style-name="a2" draw:name="Text Box 3" text:anchor-type="paragraph" svg:x="5.5055in" svg:y="0.1366in" svg:width="2.42639in" svg:height="0.94792in" style:rel-width="scale" style:rel-height="scale"><draw:text-box><text:p text:style-name="Normal"><text:span text:style-name="T5"><text:s/>mattkowalczykowski@gmail.com</text:span></text:p><text:p text:style-name="Normal"/><text:p text:style-name="Normal"><text:span text:style-name="T6"><text:s/>(519) 212 9200</text:span></text:p><text:p text:style-name="Normal"/><text:p text:style-name="Normal"><text:span text:style-name="T7"><text:s/>www.mattkowalczykowski.com</text:span></text:p></draw:text-box><svg:title/><svg:desc/></draw:frame></text:span><text:span text:style-name="T8">Matt Kowalczykowski</text:span></text:p>
      <text:p text:style-name="P9"><text:span text:style-name="T10"><draw:frame draw:z-index="2" draw:style-name="a3" draw:name="graphics3" text:anchor-type="paragraph" svg:x="5.09028in" svg:y="0.20833in" svg:width="0.25in" svg:height="0.27083in" style:rel-width="scale" style:rel-height="scale"><draw:image xlink:href="media/image3.JPG" xlink:type="simple" xlink:show="embed" xlink:actuate="onLoad"/><svg:title/><svg:desc/></draw:frame></text:span><text:span text:style-name="T11">Mechatronics Engineering</text:span></text:p>
      <text:p text:style-name="P12"/>
      <text:p text:style-name="P13">Summary of Qualifications</text:p>
      <text:p text:style-name="P14"><text:span text:style-name="T15"><draw:connector draw:type="line" svg:x1="-0.1091in" svg:y1="0.0634in" svg:x2="7.46243in" svg:y2="0.0634in" draw:z-index="4" draw:id="id1" draw:style-name="a4" draw:name="Straight Connector 5" text:anchor-type="paragraph"><svg:title/><svg:desc/></draw:connector></text:span></text:p>
      <text:p text:style-name="P16">- Co-op experience<text:s/>designing, soldering and programming of PCB’s including use of Express PCB and EagleCAD</text:p>
      <text:p text:style-name="P17">- Responsible for optimizing a small scale manufacturing operation of electrical control boxes</text:p>
      <text:p text:style-name="P18">- Part of a team working on a novel engineering product with mechanical,<text:s/>electrical and software components</text:p>
      <text:p text:style-name="P19">- Developed understanding of the engineering process involved in the creation of a large embedded control system</text:p>
      <text:p text:style-name="P20">- Use of professional tools in classroom and industry including oscilloscopes, precision multimeters, soldering station, wire<text:s/></text:p>
      <text:p text:style-name="P21">crimpers and strippers, as well as industry standard software packages<text:s/></text:p>
      <text:p text:style-name="P22">- Experience in multiple programming languages such as C/C++, Python, Java in Linux and Windows environments</text:p>
      <text:p text:style-name="P23">- Development with modern microcontrollers such as the<text:s/>ARM M4 Cortex to create embedded systems</text:p>
      <text:p text:style-name="P24"/>
      <text:p text:style-name="P25"><text:span text:style-name="T26">Work Experience</text:span></text:p>
      <text:p text:style-name="P27"><text:span text:style-name="T28"><draw:connector draw:type="line" svg:x1="-0.1091in" svg:y1="0.0634in" svg:x2="7.46243in" svg:y2="0.0634in" draw:z-index="5" draw:id="id2" draw:style-name="a5" draw:name="Straight Connector 6" text:anchor-type="paragraph"><svg:title/><svg:desc/></draw:connector></text:span></text:p>
      <text:p text:style-name="P29"><text:span text:style-name="T30"><draw:connector draw:type="line" svg:x1="0in" svg:y1="0.26042in" svg:x2="6.38542in" svg:y2="0.25139in" draw:z-index="9" draw:id="id3" draw:style-name="a6" draw:name="Straight Connector 8" text:anchor-type="paragraph"><svg:title/><svg:desc/></draw:connector></text:span><text:span text:style-name="T31">Junior Hardware Engineer <text:s text:c="4"/></text:span><text:span text:style-name="T32">EnerMotion Inc. <text:s text:c="7"/>May 2015 – September 2015 (Co-op Term)</text:span></text:p>
      <text:p text:style-name="P33">Overall Co-op Rating: Outstanding</text:p>
      <text:p text:style-name="P34">- Responsible for design, machining, wiring and assembly of electrical<text:s/>control boxes for large remote systems</text:p>
      <text:p text:style-name="P35">- Soldering and debugging of PCB’s and other electrical components, including work in Express Schematics and PCB software<text:s/></text:p>
      <text:p text:style-name="P36">- Created test rigs for scientific testing of new batteries, components and wiring connectors</text:p>
      <text:p text:style-name="P37">- Programming of PIC micro-controllers and debugging of C code</text:p>
      <text:p text:style-name="P38">- Working with 3D printers and Solidworks software to create plastic brackets for PCB’s</text:p>
      <text:p text:style-name="P39">- Production of several different wiring set ups, including measurement, stripping and crimping to ensure reliability and safety</text:p>
      <text:p text:style-name="P40">- Optimization and organization of electrical room for small scale manufacturing and ESD safe work areas</text:p>
      <text:p text:style-name="P41"/>
      <text:p text:style-name="P42"><text:span text:style-name="T43">Weld Cell Lead <text:s text:c="5"/></text:span><text:span text:style-name="T44">Jancox Stampings <text:s text:c="7"/>May 2014 – September 2014 (Co-op Term)</text:span></text:p>
      <text:p text:style-name="Standard"><text:span text:style-name="T45"><draw:connector draw:type="line" svg:x1="-0.0571in" svg:y1="-0.06267in" svg:x2="6.31721in" svg:y2="-0.0717in" draw:z-index="251661312" draw:id="id4" draw:style-name="a7" draw:name="Straight Connector 7" text:anchor-type="paragraph"><svg:title/><svg:desc/></draw:connector></text:span><text:span text:style-name="T46">Overall Co-op Rating: Outstanding</text:span></text:p>
      <text:p text:style-name="P47"/>
      <text:p text:style-name="P48">- Experience operating multiple manufacturing machines including welders, steel presses and quality control stations</text:p>
      <text:p text:style-name="P49">- Raised production standards of an automotive weld cell by 26%, and beat previous peak production by 37%</text:p>
      <text:p text:style-name="P50">- Developed communication and troubleshooting skills with management and technical workers</text:p>
      <text:p text:style-name="P51">- Improved efficiency by taking the time to learn minor troubleshooting fixes for equipment</text:p>
      <text:p text:style-name="P52">- Use of several quality control techniques to ensure a high quality product for the customer</text:p>
      <text:soft-page-break/>
      <text:p text:style-name="P53">Education</text:p>
      <text:p text:style-name="P54"><text:span text:style-name="T55"><draw:connector draw:type="line" svg:x1="-0.1091in" svg:y1="0.0634in" svg:x2="7.46243in" svg:y2="0.0634in" draw:z-index="7" draw:id="id5" draw:style-name="a8" draw:name="Straight Connector 9" text:anchor-type="paragraph"><svg:title/><svg:desc/></draw:connector></text:span></text:p>
      <text:p text:style-name="P56"><text:span text:style-name="T57">McMaster University <text:s text:c="6"/></text:span><text:span text:style-name="T58"><text:s/></text:span><text:span text:style-name="T59">3rd year Mechatronics Engineering Student <text:s text:c="7"/>September 2013 – Present</text:span><text:span text:style-name="T60"><text:tab/></text:span></text:p>
      <text:p text:style-name="Standard"><text:span text:style-name="T61"><draw:connector draw:type="line" svg:x1="-0.0354in" svg:y1="-0.0543in" svg:x2="6.59863in" svg:y2="-0.0543in" draw:z-index="10" draw:id="id6" draw:style-name="a9" draw:name="Straight Connector 10" text:anchor-type="paragraph"><svg:title/><svg:desc/></draw:connector></text:span></text:p>
      <text:p text:style-name="P62">- Courses in electricity and magnetism, embedded systems, electro-mechanical devices and professional software</text:p>
      <text:p text:style-name="P63"><text:span text:style-name="T64">-<text:s/></text:span><text:span text:style-name="T65">Hands-on design labs making practical<text:s/></text:span><text:span text:style-name="T66">devices such as a working speaker system and using a variety of mechanical</text:span></text:p>
      <text:p text:style-name="P67"><text:span text:style-name="T68"><text:s/>and electrical measuring devices</text:span></text:p>
      <text:p text:style-name="P69"/>
      <text:p text:style-name="P70">Relevant School Projects</text:p>
      <text:p text:style-name="P71"><text:tab/>- MECHTRON 3TA4 – Embedded System Design I</text:p>
      <text:p text:style-name="P72"><text:tab/><text:tab/>- Use of STM32F4<text:s/>board to design numerous embedded systems</text:p>
      <text:p text:style-name="P73"><text:tab/><text:tab/>- Weekly labs involved projects such as a reaction game,<text:s/>temperature sensor, and motor controller</text:p>
      <text:p text:style-name="P74"><text:tab/><text:tab/>- Interrupt based control structures applicable to real world control systems</text:p>
      <text:p text:style-name="P75"><text:tab/>- SFWR ENG 3K04 – Software Development: Robot Controller</text:p>
      <text:p text:style-name="P76"><text:tab/><text:tab/>- Object-oriented<text:s/>behavior class to control both simulated and physical robots</text:p>
      <text:p text:style-name="P77"><text:tab/><text:tab/>- Based off the open source Player-Stage program</text:p>
      <text:p text:style-name="P78"><text:tab/><text:tab/>- Implemented numerous behavior methods for different pathing options and sensor interfacing</text:p>
      <text:p text:style-name="P79"><text:tab/><text:tab/>- C++ running remotely in a Linux server environment</text:p>
      <text:p text:style-name="P80"/>
      <text:p text:style-name="P81">Extracurricular Activities &amp; Interests</text:p>
      <text:p text:style-name="P82"><text:span text:style-name="T83"><draw:connector draw:type="line" svg:x1="-0.1091in" svg:y1="0.0634in" svg:x2="7.46243in" svg:y2="0.0634in" draw:z-index="6" draw:id="id7" draw:style-name="a10" draw:name="Straight Connector 11" text:anchor-type="paragraph"><svg:title/><svg:desc/></draw:connector></text:span></text:p>
      <text:p text:style-name="P84">McMaster Sumobots Competition</text:p>
      <text:p text:style-name="P85">- Competition to development an autonomous robot that is able to push other robots out of a circular ring</text:p>
      <text:p text:style-name="P86">- Interfacing with different types of sensors, including IR emitter/receiver and ultrasonic</text:p>
      <text:p text:style-name="P87">- Developed embedded system PCB using ATPMEGA32 microcontroller programmed with Arduino software</text:p>
      <text:p text:style-name="P88">- Use of EagleCAD software to create detailed electrical schematics and PCB layouts</text:p>
      <text:p text:style-name="P89">- Machining of aluminum chassis using shop tools such as milling machine and chop saw<text:tab/></text:p>
      <text:p text:style-name="P90"/>
      <text:p text:style-name="P91"><text:span text:style-name="T92">Web Design</text:span></text:p>
      <text:p text:style-name="P93">- Learned the basics of web design such as HTML, CSS, Javascript for use in personal projects</text:p>
      <text:p text:style-name="P94">- Have utilized modern web frameworks such as Bootstrap to ensure proper responsiveness on various devices</text:p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swald" svg:font-family="Oswald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5in" fo:margin-left="0.5097in" fo:margin-bottom="0.2902in" fo:margin-right="0.50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 Kowalczykowski</dc:creator>
    <meta:creation-date>2015-02-03T18:18:00Z</meta:creation-date>
    <dc:date>2015-12-28T22:47:00Z</dc:date>
    <meta:print-date>2015-02-19T21:26:00Z</meta:print-date>
    <meta:template xlink:href="Normal" xlink:type="simple"/>
    <meta:editing-cycles>15</meta:editing-cycles>
    <meta:editing-duration>PT84600S</meta:editing-duration>
    <meta:document-statistic meta:page-count="2" meta:paragraph-count="8" meta:word-count="621" meta:character-count="4154" meta:row-count="29" meta:non-whitespace-character-count="3541"/>
  </office:meta>
</office:document-meta>
</file>